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896cm" style:rel-column-width="11165*"/>
    </style:style>
    <style:style style:name="Tabelle3.B" style:family="table-column">
      <style:table-column-properties style:column-width="14.104cm" style:rel-column-width="54370*"/>
    </style:style>
    <style:style style:name="Tabel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5.224cm" table:align="left"/>
    </style:style>
    <style:style style:name="Tabelle1.A" style:family="table-column">
      <style:table-column-properties style:column-width="4.098cm"/>
    </style:style>
    <style:style style:name="Tabelle1.B" style:family="table-column">
      <style:table-column-properties style:column-width="8.664cm"/>
    </style:style>
    <style:style style:name="Tabelle1.C" style:family="table-column">
      <style:table-column-properties style:column-width="2.462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3.578cm" table:align="left"/>
    </style:style>
    <style:style style:name="Tabelle2.A" style:family="table-column">
      <style:table-column-properties style:column-width="4.838cm"/>
    </style:style>
    <style:style style:name="Tabelle2.B" style:family="table-column">
      <style:table-column-properties style:column-width="3.754cm"/>
    </style:style>
    <style:style style:name="Tabelle2.C" style:family="table-column">
      <style:table-column-properties style:column-width="4.987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Delivery-Gateway-Service (Provider Dispatcher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ext_20_body"><text:span text:style-name="Strong_20_Emphasis"><text:span text:style-name="T1">Projekt:</text:span></text:span></text:p>
          </table:table-cell>
          <table:table-cell table:style-name="Tabelle3.B1" office:value-type="string">
            <text:p text:style-name="P1">Messaging / Communication Platform</text:p>
          </table:table-cell>
        </table:table-row>
        <table:table-row>
          <table:table-cell table:style-name="Tabelle3.A2" office:value-type="string">
            <text:p text:style-name="Text_20_body"><text:span text:style-name="Strong_20_Emphasis"><text:span text:style-name="T1">Service:</text:span></text:span><text:span text:style-name="T1"> </text:span></text:p>
          </table:table-cell>
          <table:table-cell table:style-name="Tabelle3.B2" office:value-type="string">
            <text:p text:style-name="P1">delivery-gateway-service (Service D)</text:p>
          </table:table-cell>
        </table:table-row>
        <table:table-row>
          <table:table-cell table:style-name="Tabelle3.A2" office:value-type="string">
            <text:p text:style-name="Text_20_body"><text:span text:style-name="Strong_20_Emphasis"><text:span text:style-name="T1">Version:</text:span></text:span></text:p>
          </table:table-cell>
          <table:table-cell table:style-name="Tabelle3.B2" office:value-type="string">
            <text:p text:style-name="P1">1.1 (konsolidiert &amp; korrigiert)</text:p>
          </table:table-cell>
        </table:table-row>
        <table:table-row>
          <table:table-cell table:style-name="Tabelle3.A2" office:value-type="string">
            <text:p text:style-name="Text_20_body"><text:span text:style-name="Strong_20_Emphasis"><text:span text:style-name="T1">Stand:</text:span></text:span></text:p>
          </table:table-cell>
          <table:table-cell table:style-name="Tabelle3.B4" office:value-type="date" office:date-value="2026-02-27">
            <text:p text:style-name="P1">27.02.26</text:p>
          </table:table-cell>
        </table:table-row>
        <table:table-row>
          <table:table-cell table:style-name="Tabelle3.A2" office:value-type="string">
            <text:p text:style-name="Text_20_body"><text:span text:style-name="Strong_20_Emphasis"><text:span text:style-name="T1">Technologie:</text:span></text:span></text:p>
          </table:table-cell>
          <table:table-cell table:style-name="Tabelle3.B2" office:value-type="string">
            <text:p text:style-name="P1">Java 21, Spring Boot 4.0.3, Maven, MariaDB/MySQL, Flyway, Docker, OpenAPI</text:p>
          </table:table-cell>
        </table:table-row>
        <table:table-row>
          <table:table-cell table:style-name="Tabelle3.A2" office:value-type="string">
            <text:p text:style-name="Text_20_body"><text:span text:style-name="Strong_20_Emphasis"><text:span text:style-name="T1">Multi-Tenant:</text:span></text:span></text:p>
          </table:table-cell>
          <table:table-cell table:style-name="Tabelle3.B2" office:value-type="string">
            <text:p text:style-name="Text_20_body"><text:span text:style-name="T1">ja (Tenant = </text:span><text:span text:style-name="Source_20_Text"><text:span text:style-name="T1">companyId</text:span></text:span><text:span text:style-name="T1">)</text:span></text:p>
          </table:table-cell>
        </table:table-row>
      </table:table>
      <text:p text:style-name="Text_20_body"/>
      <text:h text:style-name="Heading_20_1" text:outline-level="1"/>
      <text:table-of-content text:style-name="Sect2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35">Inhaltsverzeichnis</text:p>
          </text:index-title>
          <text:p text:style-name="P36">1. Zweck und Zielbild<text:tab/>3</text:p>
          <text:p text:style-name="P36">2. Begriffe (Glossar)<text:tab/>3</text:p>
          <text:p text:style-name="P36">2. Scope / Nicht-Scope<text:tab/>3</text:p>
          <text:p text:style-name="P37">2.1 Im Scope<text:tab/>3</text:p>
          <text:p text:style-name="P37">2.2 Nicht im Scope (wird absichtlich nicht in D implementiert)<text:tab/>4</text:p>
          <text:p text:style-name="P36">3. Inter-Service-Schnittstellen (klar &amp; mit exakten Bezeichnungen)<text:tab/>4</text:p>
          <text:p text:style-name="P37">3.1 Was andere Services von D erhalten (D als Anbieter)<text:tab/>4</text:p>
          <text:p text:style-name="P37">3.2 Was D von anderen Services/Systemen holt (D als Konsument)<text:tab/>5</text:p>
          <text:p text:style-name="P36">4. Sicherheits- und Multi-Tenant-Festlegungen<text:tab/>5</text:p>
          <text:p text:style-name="P37">4.1 Authentifizierung / Autorisierung<text:tab/>5</text:p>
          <text:p text:style-name="P37">4.2 Provider Callback Security<text:tab/>5</text:p>
          <text:p text:style-name="P36">5. Statusmodell<text:tab/>6</text:p>
          <text:p text:style-name="P37">5.1 Attempt-Status<text:tab/>6</text:p>
          <text:p text:style-name="P37">5.2 Event-Typen (Timeline)<text:tab/>6</text:p>
          <text:p text:style-name="P36">6. API-Verträge (Request/Response)<text:tab/>6</text:p>
          <text:p text:style-name="P37">6.1 POST /api/v1/deliveries – DeliveryAttemptRequest<text:tab/>6</text:p>
          <text:p text:style-name="P37">6.2 GET /api/v1/deliveries/{attemptId} – AttemptStatusResponse<text:tab/>7</text:p>
          <text:p text:style-name="P37">6.3 POST /api/v1/providers/{provider}/events – ProviderEvent<text:tab/>8</text:p>
          <text:p text:style-name="P37">6.4 Idempotenz (praktisch, implementierbar)<text:tab/>8</text:p>
          <text:p text:style-name="P36">7. Datenhaltung (MariaDB/MySQL)<text:tab/>8</text:p>
          <text:p text:style-name="P37">7.1 Tabellen<text:tab/>8</text:p>
          <text:p text:style-name="P37">7.2 Wesentliche Felder<text:tab/>9</text:p>
          <text:p text:style-name="P37">7.3 Indizes / Constraints<text:tab/>10</text:p>
          <text:p text:style-name="P36">8. Verarbeitung / Ablauf (intern)<text:tab/>10</text:p>
          <text:p text:style-name="P37">8.1 Synchronous oder Asynchronous<text:tab/>10</text:p>
          <text:p text:style-name="P37">8.2 Fehlerklassifikation<text:tab/>10</text:p>
          <text:p text:style-name="P36">9. Konfiguration (application.properties + ENV)<text:tab/>10</text:p>
          <text:p text:style-name="P37">9.1 Prinzip<text:tab/>10</text:p>
          <text:p text:style-name="P37">9.2 ENV-Variablen mit Defaults<text:tab/>11</text:p>
          <text:p text:style-name="P36">10. Observability / Fehlerantworten<text:tab/>11</text:p>
          <text:p text:style-name="P36">11. Dokumentation &amp; Betriebsfähigkeit<text:tab/>12</text:p>
          <text:p text:style-name="P36">12. Implementierungs-Checkliste <text:tab/>12</text:p>
        </text:index-body>
      </text:table-of-content>
      <text:p text:style-name="Text_20_body"/>
      <text:h text:style-name="P3" text:outline-level="1">1. Zweck und Zielbild</text:h>
      <text:p text:style-name="Text_20_body">Der <text:span text:style-name="Strong_20_Emphasis">Delivery-Gateway-Service</text:span> ist die <text:span text:style-name="Strong_20_Emphasis">technische Ausführungsschicht</text:span> für externe Zustellung:</text:p>
      <text:list xml:id="list4232899508552961243" text:style-name="L1">
        <text:list-item>
          <text:p text:style-name="P5">nimmt <text:span text:style-name="Strong_20_Emphasis">konkrete Zustellversuche</text:span> (Delivery Attempts) per REST entgegen,</text:p>
        </text:list-item>
        <text:list-item>
          <text:p text:style-name="P5">persistiert Attempt + Timeline (Events),</text:p>
        </text:list-item>
        <text:list-item>
          <text:p text:style-name="P5">führt die Zustellung über Provider/Adapter aus (z. B. SMTP, SMS/WhatsApp Provider),</text:p>
        </text:list-item>
        <text:list-item>
          <text:p text:style-name="P5">nimmt Provider-Callbacks entgegen, mappt sie auf interne Event-Typen und aktualisiert den Attempt-Status,</text:p>
        </text:list-item>
        <text:list-item>
          <text:p text:style-name="P5">stellt Status + Timeline für Support/Folgeprozesse bereit.</text:p>
        </text:list-item>
      </text:list>
      <text:p text:style-name="Text_20_body"><text:span text:style-name="Strong_20_Emphasis">Wichtig (Abgrenzung):</text:span> Der Service ist <text:span text:style-name="Strong_20_Emphasis">kein Orchestrator</text:span>. Er entscheidet nicht über Policies, Reihenfolge, Fallbacks oder “welcher Kanal als nächstes”. Das liegt beim <text:span text:style-name="Strong_20_Emphasis">aufrufenden Orchestrator-Service</text:span> (z. B. <text:span text:style-name="Source_20_Text">messaging-service</text:span> oder <text:span text:style-name="Source_20_Text">communication-service</text:span>, je nach Plattform-Setup).</text:p>
      <text:h text:style-name="Heading_20_1" text:outline-level="1">2. Begriffe (Glossar)</text:h>
      <text:list xml:id="list7331026315035785321" text:style-name="L2">
        <text:list-item>
          <text:p text:style-name="P6"><text:span text:style-name="Strong_20_Emphasis">Attempt (DeliveryAttempt):</text:span> ein konkreter Zustellversuch für einen Kanal (EMAIL/SMS/WHATSAPP/VOICE) inkl. Empfänger(n) und Payload.</text:p>
        </text:list-item>
        <text:list-item>
          <text:p text:style-name="P6"><text:span text:style-name="Strong_20_Emphasis">Event (DeliveryEvent):</text:span> zeitlich geordnetes Zustellereignis (QUEUED, SENT, DELIVERED, FAILED …) als Timeline.</text:p>
        </text:list-item>
        <text:list-item>
          <text:p text:style-name="P6"><text:span text:style-name="Strong_20_Emphasis">ProviderMessageId:</text:span> ID des Providers für spätere Callback-Zuordnung.</text:p>
        </text:list-item>
        <text:list-item>
          <text:p text:style-name="P6"><text:span text:style-name="Strong_20_Emphasis">Idempotency-Key:</text:span> Header zur Wiederholungssicherheit (kein Doppelversand bei Retries).</text:p>
        </text:list-item>
        <text:list-item>
          <text:p text:style-name="P6"><text:span text:style-name="Strong_20_Emphasis">Tenant / companyId:</text:span> Mandant. Alle Datenzugriffe sind strikt an <text:span text:style-name="Source_20_Text">companyId</text:span> gebunden.</text:p>
        </text:list-item>
        <text:list-item>
          <text:p text:style-name="P6"><text:span text:style-name="Strong_20_Emphasis">CorrelationId:</text:span> Request-Korrelation (Header <text:span text:style-name="Source_20_Text">X-Correlation-Id</text:span>) für verteiltes Logging/Tracing.</text:p>
          <text:p text:style-name="P6"/>
        </text:list-item>
      </text:list>
      <text:h text:style-name="Heading_20_1" text:outline-level="1">2. Scope / Nicht-Scope</text:h>
      <text:h text:style-name="Heading_20_2" text:outline-level="2">2.1 Im Scope</text:h>
      <text:list xml:id="list5302414642496802084" text:style-name="L3">
        <text:list-item>
          <text:p text:style-name="P7">REST API für Attempt-Annahme, Statusabfrage, Provider-Callbacks</text:p>
        </text:list-item>
        <text:list-item>
          <text:p text:style-name="P7">Persistenz in MariaDB/MySQL (Attempts, Events, optional Outbox)</text:p>
        </text:list-item>
        <text:list-item>
          <text:p text:style-name="P7">Provider-Adapter (SMTP, SMS/WhatsApp Provider)</text:p>
        </text:list-item>
        <text:list-item>
          <text:p text:style-name="P7">Mapping Provider-Event → internes Statusmodell</text:p>
        </text:list-item>
        <text:list-item>
          <text:p text:style-name="P7">Multi-Tenant-Isolation (<text:span text:style-name="Source_20_Text">companyId</text:span> aus JWT)</text:p>
        </text:list-item>
      </text:list>
      <text:h text:style-name="Heading_20_2" text:outline-level="2"><text:soft-page-break/>2.2 Nicht im Scope (wird absichtlich nicht in D implementiert)</text:h>
      <text:list xml:id="list6526561048396207885" text:style-name="L4">
        <text:list-item>
          <text:p text:style-name="P8"><text:span text:style-name="Strong_20_Emphasis">Orchestrierung/Policy/Fallback/strategische Retries</text:span> (liegt beim Orchestrator-Service)</text:p>
        </text:list-item>
        <text:list-item>
          <text:p text:style-name="P8">Inbox/In-App Zustellung</text:p>
        </text:list-item>
        <text:list-item>
          <text:p text:style-name="P8">Webhook-Delivery-Engine für Fremdsysteme (liegt bei einem dedizierten Webhook-Service)</text:p>
        </text:list-item>
        <text:list-item>
          <text:p text:style-name="P8">Template-Rendering / Content-Composition</text:p>
        </text:list-item>
        <text:list-item>
          <text:p text:style-name="P8">Eigenes File-Storage</text:p>
        </text:list-item>
      </text:list>
      <text:p text:style-name="Text_20_body"/>
      <text:h text:style-name="Heading_20_1" text:outline-level="1">3. Inter-Service-Schnittstellen (klar &amp; mit exakten Bezeichnungen)</text:h>
      <text:h text:style-name="Heading_20_2" text:outline-level="2">3.1 Was andere Services von D erhalten (D als Anbieter)</text:h>
      <text:p text:style-name="Text_20_body"><text:span text:style-name="Strong_20_Emphasis">(A) Orchestrator-Service → Delivery-Gateway (Attempts &amp; Status)</text:span></text:p>
      <text:list xml:id="list4076631877958689472" text:style-name="L5">
        <text:list-item>
          <text:p text:style-name="P9"><text:span text:style-name="Source_20_Text">POST /api/v1/deliveries</text:span><text:line-break/>Legt einen Attempt an (und startet ggf. die Zustellung).<text:line-break/><text:span text:style-name="Strong_20_Emphasis">Response:</text:span> <text:span text:style-name="Source_20_Text">202</text:span> mit <text:span text:style-name="Source_20_Text">DeliveryReceipt</text:span> (inkl. <text:span text:style-name="Source_20_Text">attemptId</text:span>)</text:p>
        </text:list-item>
        <text:list-item>
          <text:p text:style-name="P9"><text:span text:style-name="Source_20_Text">GET /api/v1/deliveries/{attemptId}</text:span><text:line-break/>Liefert Attempt + Timeline (Events) für Support/Weiterverarbeitung.<text:line-break/><text:span text:style-name="Strong_20_Emphasis">Response:</text:span> <text:span text:style-name="Source_20_Text">200</text:span> mit <text:span text:style-name="Source_20_Text">AttemptStatusResponse</text:span></text:p>
        </text:list-item>
        <text:list-item>
          <text:p text:style-name="P9">Optional (nur wenn du diese Steuerung wirklich in D haben willst; Standard ist “Retry via neuem Attempt durch Orchestrator”):</text:p>
          <text:list>
            <text:list-item>
              <text:p text:style-name="P9"><text:span text:style-name="Source_20_Text">POST /api/v1/deliveries/{attemptId}/retry</text:span></text:p>
            </text:list-item>
            <text:list-item>
              <text:p text:style-name="P9"><text:span text:style-name="Source_20_Text">POST /api/v1/deliveries/{attemptId}/cancel</text:span></text:p>
            </text:list-item>
          </text:list>
        </text:list-item>
      </text:list>
      <text:p text:style-name="Text_20_body"><text:span text:style-name="Strong_20_Emphasis">(B) Provider → Delivery-Gateway (Callbacks)</text:span></text:p>
      <text:list xml:id="list6832715577628700661" text:style-name="L6">
        <text:list-item>
          <text:p text:style-name="P10"><text:span text:style-name="Source_20_Text">POST /api/v1/providers/{provider}/events</text:span><text:line-break/>Nimmt Provider-Statusereignisse entgegen und persistiert sie als DeliveryEvent.<text:line-break/><text:span text:style-name="Strong_20_Emphasis">Response:</text:span> <text:span text:style-name="Source_20_Text">202</text:span> mit <text:span text:style-name="Source_20_Text">DeliveryEventReceipt</text:span> (oder minimalem Ack)</text:p>
        </text:list-item>
      </text:list>
      <text:p text:style-name="Text_20_body"><text:span text:style-name="Strong_20_Emphasis">(C) Betriebsendpunkte (Ops/Monitoring)</text:span></text:p>
      <text:list xml:id="list6113541271050110993" text:style-name="L7">
        <text:list-item>
          <text:p text:style-name="P11"><text:span text:style-name="Source_20_Text">GET /actuator/health</text:span></text:p>
        </text:list-item>
        <text:list-item>
          <text:p text:style-name="P11"><text:span text:style-name="Source_20_Text">GET /actuator/info</text:span></text:p>
        </text:list-item>
        <text:list-item>
          <text:p text:style-name="P11"><text:span text:style-name="Source_20_Text">GET /swagger-ui</text:span></text:p>
        </text:list-item>
        <text:list-item>
          <text:p text:style-name="P11"><text:span text:style-name="Source_20_Text">GET /v3/api-docs</text:span></text:p>
        </text:list-item>
      </text:list>
      <text:p text:style-name="Text_20_body"><text:span text:style-name="Source_20_Text"/></text:p>
      <text:h text:style-name="Heading_20_2" text:outline-level="2"/>
      <text:h text:style-name="P4" text:outline-level="2">3.2 Was D von anderen Services/Systemen holt (D als Konsument)</text:h>
      <text:p text:style-name="Text_20_body"><text:span text:style-name="Strong_20_Emphasis">(A) Authorization Server (JWT/JWKS)</text:span></text:p>
      <text:list xml:id="list1867330191651231175" text:style-name="L8">
        <text:list-item>
          <text:p text:style-name="P12">D validiert JWTs über die konfigurierte JWKS-URL:<text:line-break/><text:span text:style-name="Strong_20_Emphasis">ENV/Property:</text:span> <text:span text:style-name="Source_20_Text">JWT_JWK_SET_URI</text:span> → <text:span text:style-name="Source_20_Text">spring.security.oauth2.resourceserver.jwt.jwk-set-uri</text:span></text:p>
        </text:list-item>
      </text:list>
      <text:p text:style-name="Text_20_body"><text:span text:style-name="Strong_20_Emphasis">(B) Externe Provider</text:span></text:p>
      <text:list xml:id="list7908807265538917419" text:style-name="L9">
        <text:list-item>
          <text:p text:style-name="P13"><text:span text:style-name="Strong_20_Emphasis">EMAIL:</text:span> SMTP Server (Host/Port/Username/Password)</text:p>
        </text:list-item>
        <text:list-item>
          <text:p text:style-name="P13"><text:span text:style-name="Strong_20_Emphasis">SMS/WHATSAPP:</text:span> Provider HTTP APIs über Adapter (z. B. Twilio/Vonage/Meta)</text:p>
        </text:list-item>
      </text:list>
      <text:p text:style-name="Text_20_body"><text:span text:style-name="Strong_20_Emphasis">(C) Attachments (zwei zulässige Modi; beides ist implementierbar)</text:span></text:p>
      <text:list xml:id="list486753502737561890" text:style-name="L10">
        <text:list-item>
          <text:p text:style-name="P14"><text:span text:style-name="Strong_20_Emphasis">Inline (klein):</text:span> Attachment kommt als Base64 im Attempt-Request → D muss nichts extern laden.</text:p>
        </text:list-item>
        <text:list-item>
          <text:p text:style-name="P14"><text:span text:style-name="Strong_20_Emphasis">Referenz (skalierbar):</text:span> Attachment kommt als <text:span text:style-name="Source_20_Text">fileId</text:span> oder <text:span text:style-name="Source_20_Text">url</text:span> → D lädt beim Versand:</text:p>
          <text:list>
            <text:list-item>
              <text:p text:style-name="P14"><text:span text:style-name="Source_20_Text">GET /api/v1/files/{fileId}/download</text:span> <text:span text:style-name="Emphasis">(falls du einen File-Service so benennst)</text:span></text:p>
            </text:list-item>
            <text:list-item>
              <text:p text:style-name="P14">oder direkte <text:span text:style-name="Source_20_Text">attachments[].url</text:span> (pre-signed URL, z. B. S3/MinIO)</text:p>
            </text:list-item>
          </text:list>
        </text:list-item>
      </text:list>
      <text:p text:style-name="Quotations">Wenn du “später sauber skalieren” willst: <text:span text:style-name="Strong_20_Emphasis">Referenzmodus</text:span> ist der Standard, Inline bleibt optional für kleine Dateien.</text:p>
      <text:p text:style-name="Text_20_body"><text:span text:style-name="Strong_20_Emphasis">(D) Interne Push-Weiterleitung (bewusst nicht fest verdrahtet in D)</text:span></text:p>
      <text:list xml:id="list4170749265838749790" text:style-name="L11">
        <text:list-item>
          <text:p text:style-name="P15">D ruft <text:span text:style-name="Strong_20_Emphasis">keine</text:span> internen Services “ungefragt” zurück, solange kein dedizierter Webhook-Delivery-Service als Ziel festgelegt ist.</text:p>
        </text:list-item>
        <text:list-item>
          <text:p text:style-name="P15">Status/Events werden primär über <text:span text:style-name="Strong_20_Emphasis">Pull</text:span> konsumiert (<text:span text:style-name="Source_20_Text">GET /api/v1/deliveries/{attemptId}</text:span>).</text:p>
        </text:list-item>
      </text:list>
      <text:p text:style-name="Text_20_body"/>
      <text:h text:style-name="Heading_20_1" text:outline-level="1">4. Sicherheits- und Multi-Tenant-Festlegungen</text:h>
      <text:h text:style-name="Heading_20_2" text:outline-level="2">4.1 Authentifizierung / Autorisierung</text:h>
      <text:list xml:id="list6533649383431716951" text:style-name="L12">
        <text:list-item>
          <text:p text:style-name="P16">Alle fachlichen Endpunkte sind JWT-geschützt (außer Health/Info/Docs).</text:p>
        </text:list-item>
        <text:list-item>
          <text:p text:style-name="P16">Tenant wird aus JWT-Claim <text:span text:style-name="Strong_20_Emphasis"><text:span text:style-name="Source_20_Text">companyId</text:span></text:span> abgeleitet.</text:p>
        </text:list-item>
        <text:list-item>
          <text:p text:style-name="P16">Jeder DB-Zugriff wird stets mit Filter <text:span text:style-name="Source_20_Text">companyId = &lt;claim&gt;</text:span> ausgeführt.</text:p>
        </text:list-item>
        <text:list-item>
          <text:p text:style-name="P16">Cross-Tenant Zugriff ergibt 404/403 (keine Informationslecks).</text:p>
        </text:list-item>
      </text:list>
      <text:h text:style-name="Heading_20_2" text:outline-level="2">4.2 Provider Callback Security</text:h>
      <text:list xml:id="list4347198999157745028" text:style-name="L13">
        <text:list-item>
          <text:p text:style-name="P17">Provider-Callbacks werden je Provider abgesichert (Signatur/HMAC Header oder vergleichbar).</text:p>
        </text:list-item>
        <text:list-item>
          <text:p text:style-name="P17">Mapping “welcher Provider nutzt welche Signatur” ist in Adapter-Konfiguration dokumentiert.</text:p>
        </text:list-item>
      </text:list>
      <text:h text:style-name="Heading_20_1" text:outline-level="1"><text:soft-page-break/>5. Statusmodell</text:h>
      <text:h text:style-name="Heading_20_2" text:outline-level="2">5.1 Attempt-Status</text:h>
      <text:list xml:id="list5080519906232730169" text:style-name="L14">
        <text:list-item>
          <text:p text:style-name="P18"><text:span text:style-name="Source_20_Text">QUEUED</text:span> – angenommen, wartet auf Verarbeitung</text:p>
        </text:list-item>
        <text:list-item>
          <text:p text:style-name="P18"><text:span text:style-name="Source_20_Text">PROCESSING</text:span> – Versand läuft</text:p>
        </text:list-item>
        <text:list-item>
          <text:p text:style-name="P18"><text:span text:style-name="Source_20_Text">SENT</text:span> – Provider hat angenommen/gesendet (nicht zwingend zugestellt)</text:p>
        </text:list-item>
        <text:list-item>
          <text:p text:style-name="P18"><text:span text:style-name="Source_20_Text">DELIVERED</text:span> – zugestellt bestätigt (wenn Provider das liefern kann)</text:p>
        </text:list-item>
        <text:list-item>
          <text:p text:style-name="P18"><text:span text:style-name="Source_20_Text">FAILED</text:span> – final fehlgeschlagen</text:p>
        </text:list-item>
        <text:list-item>
          <text:p text:style-name="P18"><text:span text:style-name="Source_20_Text">CANCELED</text:span> – abgebrochen</text:p>
        </text:list-item>
      </text:list>
      <text:h text:style-name="Heading_20_2" text:outline-level="2">5.2 Event-Typen (Timeline)</text:h>
      <text:p text:style-name="Text_20_body">Mindestens:</text:p>
      <text:list xml:id="list6085491304803788499" text:style-name="L15">
        <text:list-item>
          <text:p text:style-name="P19"><text:span text:style-name="Source_20_Text">QUEUED</text:span>, <text:span text:style-name="Source_20_Text">PROCESSING</text:span>, <text:span text:style-name="Source_20_Text">SENT</text:span>, <text:span text:style-name="Source_20_Text">DELIVERED</text:span>, <text:span text:style-name="Source_20_Text">FAILED</text:span>, <text:span text:style-name="Source_20_Text">CANCELED</text:span></text:p>
        </text:list-item>
      </text:list>
      <text:p text:style-name="Text_20_body">Optional, wenn sauber definierbar:</text:p>
      <text:list xml:id="list7567154153709883749" text:style-name="L16">
        <text:list-item>
          <text:p text:style-name="P20"><text:span text:style-name="Source_20_Text">BOUNCED</text:span>, <text:span text:style-name="Source_20_Text">REJECTED</text:span>, <text:span text:style-name="Source_20_Text">UNDELIVERABLE</text:span>, <text:span text:style-name="Source_20_Text">READ</text:span></text:p>
        </text:list-item>
      </text:list>
      <text:p text:style-name="Text_20_body"><text:span text:style-name="Source_20_Text"/></text:p>
      <text:h text:style-name="Heading_20_1" text:outline-level="1">6. API-Verträge (Request/Response)</text:h>
      <text:h text:style-name="Heading_20_2" text:outline-level="2">6.1 POST <text:span text:style-name="Source_20_Text">/api/v1/deliveries</text:span> – DeliveryAttemptRequest</text:h>
      <text:p text:style-name="Text_20_body"><text:span text:style-name="Strong_20_Emphasis">Header</text:span></text:p>
      <text:list xml:id="list6360220905917874606" text:style-name="L17">
        <text:list-item>
          <text:p text:style-name="P21"><text:span text:style-name="Source_20_Text">Authorization: Bearer &lt;JWT&gt;</text:span></text:p>
        </text:list-item>
        <text:list-item>
          <text:p text:style-name="P21"><text:span text:style-name="Source_20_Text">X-Correlation-Id</text:span> (optional; wenn fehlt, wird generiert)</text:p>
        </text:list-item>
        <text:list-item>
          <text:p text:style-name="P21"><text:span text:style-name="Source_20_Text">Idempotency-Key</text:span> (empfohlen; siehe 6.4)</text:p>
        </text:list-item>
      </text:list>
      <text:p text:style-name="Text_20_body"><text:span text:style-name="Strong_20_Emphasis">Body (Schema)</text:span></text:p>
      <text:section text:style-name="Sect1" text:name="code-block-viewer">
        <text:p text:style-name="Preformatted_20_Text">{</text:p>
        <text:p text:style-name="Preformatted_20_Text"><text:s text:c="2"/>"attemptId": "att-123", </text:p>
        <text:p text:style-name="Preformatted_20_Text"><text:s text:c="2"/>"channel": "EMAIL",</text:p>
        <text:p text:style-name="Preformatted_20_Text"><text:s text:c="2"/>"provider": "SMTP",</text:p>
        <text:p text:style-name="Preformatted_20_Text"><text:s text:c="2"/>"from": "myName",</text:p>
        <text:p text:style-name="Preformatted_20_Text"><text:s text:c="2"/>"to": "user1@example.com;user2@example.com",</text:p>
        <text:p text:style-name="Preformatted_20_Text"><text:s text:c="2"/>"deliveryMode": "SINGLE",</text:p>
        <text:p text:style-name="Preformatted_20_Text"><text:s text:c="2"/>"subject": "Ein Subject",</text:p>
        <text:p text:style-name="Preformatted_20_Text"><text:s text:c="2"/>"content": {</text:p>
        <text:p text:style-name="Preformatted_20_Text"><text:s text:c="4"/>"text": "Text",</text:p>
        <text:p text:style-name="Preformatted_20_Text"><text:s text:c="4"/>"html": "&lt;p&gt;Text&lt;/p&gt;"</text:p>
        <text:p text:style-name="Preformatted_20_Text"><text:s text:c="2"/>},</text:p>
        <text:p text:style-name="Preformatted_20_Text"><text:s text:c="2"/>"attachments": [</text:p>
        <text:p text:style-name="Preformatted_20_Text"><text:s text:c="4"/>{</text:p>
        <text:p text:style-name="Preformatted_20_Text"><text:s text:c="6"/>"filename": "file.pdf",</text:p>
        <text:p text:style-name="Preformatted_20_Text"><text:s text:c="6"/>"mimeType": "application/pdf",</text:p>
        <text:p text:style-name="Preformatted_20_Text"><text:s text:c="6"/>"size": 1234,</text:p>
        <text:p text:style-name="Preformatted_20_Text"><text:s text:c="6"/>"base64": "....",</text:p>
        <text:p text:style-name="Preformatted_20_Text"><text:s text:c="6"/>"fileId": "f-123",</text:p>
        <text:p text:style-name="Preformatted_20_Text"><text:s text:c="6"/>"url": "https://..."</text:p>
        <text:p text:style-name="Preformatted_20_Text"><text:soft-page-break/><text:s text:c="4"/>}</text:p>
        <text:p text:style-name="Preformatted_20_Text"><text:s text:c="2"/>],</text:p>
        <text:p text:style-name="Preformatted_20_Text"><text:s text:c="2"/>"meta": {</text:p>
        <text:p text:style-name="Preformatted_20_Text"><text:s text:c="4"/>"clientRef": "optional",</text:p>
        <text:p text:style-name="Preformatted_20_Text"><text:s text:c="4"/>"tags": ["optional"]</text:p>
        <text:p text:style-name="Preformatted_20_Text"><text:s text:c="2"/>}</text:p>
        <text:p text:style-name="Preformatted_20_Text">}</text:p>
      </text:section>
      <text:p text:style-name="Text_20_body"><text:span text:style-name="Strong_20_Emphasis">Kanalregeln (fachlich)</text:span></text:p>
      <text:list xml:id="list6836395657104355199" text:style-name="L18">
        <text:list-item>
          <text:p text:style-name="P22">SMS/WHATSAPP: <text:span text:style-name="Source_20_Text">subject</text:span> wird <text:span text:style-name="Strong_20_Emphasis">ignoriert</text:span> (nicht an Provider übergeben).</text:p>
        </text:list-item>
        <text:list-item>
          <text:p text:style-name="P22">EMAIL: <text:span text:style-name="Source_20_Text">subject</text:span> wird genutzt.</text:p>
        </text:list-item>
        <text:list-item>
          <text:p text:style-name="P22">Mehrere Empfänger sind zulässig (Trenner <text:span text:style-name="Source_20_Text">,</text:span> oder <text:span text:style-name="Source_20_Text">;</text:span>).</text:p>
        </text:list-item>
      </text:list>
      <text:p text:style-name="Text_20_body"><text:span text:style-name="Strong_20_Emphasis">Response 202 – DeliveryReceipt</text:span></text:p>
      <text:section text:style-name="Sect1" text:name="Bereich1">
        <text:p text:style-name="Preformatted_20_Text"><text:bookmark text:name="code-block-viewer"/>{</text:p>
        <text:p text:style-name="Preformatted_20_Text"><text:s text:c="2"/>"attemptId": "att-123",</text:p>
        <text:p text:style-name="Preformatted_20_Text"><text:s text:c="2"/>"status": "QUEUED",</text:p>
        <text:p text:style-name="Preformatted_20_Text"><text:s text:c="2"/>"providerMessageId": null,</text:p>
        <text:p text:style-name="Preformatted_20_Text"><text:s text:c="2"/>"createdAtUtc": "2026-02-27T12:00:00.000Z",</text:p>
        <text:p text:style-name="Preformatted_20_Text"><text:s text:c="2"/>"correlationId": "corr-..."</text:p>
        <text:p text:style-name="Preformatted_20_Text">}</text:p>
        <text:p text:style-name="Preformatted_20_Text"/>
      </text:section>
      <text:h text:style-name="Heading_20_2" text:outline-level="2">6.2 GET <text:span text:style-name="Source_20_Text">/api/v1/deliveries/{attemptId}</text:span> – AttemptStatusResponse</text:h>
      <text:p text:style-name="Text_20_body"><text:span text:style-name="Strong_20_Emphasis">Response 200</text:span></text:p>
      <text:section text:style-name="Sect1" text:name="Bereich2">
        <text:p text:style-name="Preformatted_20_Text"><text:bookmark text:name="code-block-viewer1"/>{</text:p>
        <text:p text:style-name="Preformatted_20_Text"><text:s text:c="2"/>"attempt": {</text:p>
        <text:p text:style-name="Preformatted_20_Text"><text:s text:c="4"/>"attemptId": "att-123",</text:p>
        <text:p text:style-name="Preformatted_20_Text"><text:s text:c="4"/>"companyId": "c-1",</text:p>
        <text:p text:style-name="Preformatted_20_Text"><text:s text:c="4"/>"channel": "SMS",</text:p>
        <text:p text:style-name="Preformatted_20_Text"><text:s text:c="4"/>"provider": "TWILIO",</text:p>
        <text:p text:style-name="Preformatted_20_Text"><text:s text:c="4"/>"to": ["+4917...","+4916..."],</text:p>
        <text:p text:style-name="Preformatted_20_Text"><text:s text:c="4"/>"status": "SENT",</text:p>
        <text:p text:style-name="Preformatted_20_Text"><text:s text:c="4"/>"providerMessageId": "SMxxxx",</text:p>
        <text:p text:style-name="Preformatted_20_Text"><text:s text:c="4"/>"createdAtUtc": "2026-02-27T12:00:00.000Z",</text:p>
        <text:p text:style-name="Preformatted_20_Text"><text:s text:c="4"/>"updatedAtUtc": "2026-02-27T12:00:10.000Z"</text:p>
        <text:p text:style-name="Preformatted_20_Text"><text:s text:c="2"/>},</text:p>
        <text:p text:style-name="Preformatted_20_Text"><text:s text:c="2"/>"events": [</text:p>
        <text:p text:style-name="Preformatted_20_Text"><text:s text:c="4"/>{</text:p>
        <text:p text:style-name="Preformatted_20_Text"><text:s text:c="6"/>"eventType": "QUEUED",</text:p>
        <text:p text:style-name="Preformatted_20_Text"><text:s text:c="6"/>"eventAtUtc": "2026-02-27T12:00:00.000Z",</text:p>
        <text:p text:style-name="Preformatted_20_Text"><text:s text:c="6"/>"rawStatus": "accepted",</text:p>
        <text:p text:style-name="Preformatted_20_Text"><text:s text:c="6"/>"providerMessageId": null,</text:p>
        <text:p text:style-name="Preformatted_20_Text"><text:s text:c="6"/>"errorCode": null,</text:p>
        <text:p text:style-name="Preformatted_20_Text"><text:s text:c="6"/>"errorMessage": null</text:p>
        <text:p text:style-name="Preformatted_20_Text"><text:s text:c="4"/>},</text:p>
        <text:p text:style-name="Preformatted_20_Text"><text:s text:c="4"/>{</text:p>
        <text:p text:style-name="Preformatted_20_Text"><text:s text:c="6"/>"eventType": "SENT",</text:p>
        <text:p text:style-name="Preformatted_20_Text"><text:s text:c="6"/>"eventAtUtc": "2026-02-27T12:00:05.000Z",</text:p>
        <text:p text:style-name="Preformatted_20_Text"><text:s text:c="6"/>"rawStatus": "queued",</text:p>
        <text:p text:style-name="Preformatted_20_Text"><text:s text:c="6"/>"providerMessageId": "SMxxxx",</text:p>
        <text:p text:style-name="Preformatted_20_Text"><text:s text:c="6"/>"errorCode": null,</text:p>
        <text:p text:style-name="Preformatted_20_Text"><text:s text:c="6"/>"errorMessage": null</text:p>
        <text:p text:style-name="Preformatted_20_Text"><text:s text:c="4"/>}</text:p>
        <text:p text:style-name="Preformatted_20_Text"><text:s text:c="2"/>]</text:p>
        <text:p text:style-name="Preformatted_20_Text">}</text:p>
      </text:section>
      <text:h text:style-name="Heading_20_2" text:outline-level="2"><text:soft-page-break/>6.3 POST <text:span text:style-name="Source_20_Text">/api/v1/providers/{provider}/events</text:span> – ProviderEvent</text:h>
      <text:p text:style-name="Text_20_body">Provider schickt sein Event. D normalisiert und persistiert als DeliveryEvent.</text:p>
      <text:p text:style-name="Text_20_body"><text:span text:style-name="Strong_20_Emphasis">Zuordnung Attempt</text:span></text:p>
      <text:list xml:id="list6681179578357049714" text:style-name="L19">
        <text:list-item>
          <text:p text:style-name="P23">bevorzugt über <text:span text:style-name="Source_20_Text">providerMessageId</text:span></text:p>
        </text:list-item>
        <text:list-item>
          <text:p text:style-name="P23">alternativ über <text:span text:style-name="Source_20_Text">attemptId</text:span> (falls Provider/Integrator es mitsendet)</text:p>
        </text:list-item>
      </text:list>
      <text:p text:style-name="Text_20_body"><text:span text:style-name="Strong_20_Emphasis">Response 202</text:span></text:p>
      <text:section text:style-name="Sect1" text:name="Bereich3">
        <text:p text:style-name="Preformatted_20_Text"><text:bookmark text:name="code-block-viewer2"/>{</text:p>
        <text:p text:style-name="Preformatted_20_Text"><text:s text:c="2"/>"accepted": true,</text:p>
        <text:p text:style-name="Preformatted_20_Text"><text:s text:c="2"/>"provider": "twilio",</text:p>
        <text:p text:style-name="Preformatted_20_Text"><text:s text:c="2"/>"receivedAtUtc": "2026-02-27T12:00:20.000Z"</text:p>
        <text:p text:style-name="Preformatted_20_Text">}</text:p>
      </text:section>
      <text:p text:style-name="Horizontal_20_Line"/>
      <text:h text:style-name="Heading_20_2" text:outline-level="2">6.4 Idempotenz (praktisch, implementierbar)</text:h>
      <text:p text:style-name="Text_20_body">Es gibt zwei Ebenen (beides kompatibel):</text:p>
      <text:list xml:id="list1108956110750024690" text:style-name="L20">
        <text:list-item>
          <text:p text:style-name="P24"><text:span text:style-name="Strong_20_Emphasis">Header Idempotency-Key (empfohlen)</text:span></text:p>
          <text:list>
            <text:list-item>
              <text:p text:style-name="P24">Unique: <text:span text:style-name="Source_20_Text">(companyId, idempotencyKey)</text:span></text:p>
            </text:list-item>
            <text:list-item>
              <text:p text:style-name="P24">Wiederholung liefert denselben Receipt, ohne zweiten Versand.</text:p>
            </text:list-item>
          </text:list>
        </text:list-item>
        <text:list-item>
          <text:p text:style-name="P24"><text:span text:style-name="Strong_20_Emphasis">attemptId (wenn vom Orchestrator vorgegeben)</text:span></text:p>
          <text:list>
            <text:list-item>
              <text:p text:style-name="P24">Unique: <text:span text:style-name="Source_20_Text">(companyId, attemptId)</text:span></text:p>
            </text:list-item>
            <text:list-item>
              <text:p text:style-name="P24">Wiederholung liefert denselben Receipt.</text:p>
            </text:list-item>
          </text:list>
        </text:list-item>
      </text:list>
      <text:p text:style-name="Quotations">Implementationshinweis: du setzt <text:span text:style-name="Strong_20_Emphasis">mindestens eine</text:span> Unique-Regel in der DB. Viele Teams setzen beide, wobei <text:span text:style-name="Source_20_Text">Idempotency-Key</text:span> als “Retry-Schutz” der bessere Standard ist.</text:p>
      <text:h text:style-name="Heading_20_1" text:outline-level="1">7. Datenhaltung (MariaDB/MySQL)</text:h>
      <text:h text:style-name="Heading_20_2" text:outline-level="2">7.1 Tabellen</text:h>
      <text:list xml:id="list5152667622600817432" text:style-name="L21">
        <text:list-item>
          <text:p text:style-name="P25"><text:span text:style-name="Source_20_Text">delivery_attempt</text:span></text:p>
        </text:list-item>
        <text:list-item>
          <text:p text:style-name="P25"><text:span text:style-name="Source_20_Text">delivery_event</text:span></text:p>
        </text:list-item>
        <text:list-item>
          <text:p text:style-name="P25">optional <text:span text:style-name="Source_20_Text">outbox_event</text:span> (wenn Worker/Outbox Pattern genutzt wird)</text:p>
        </text:list-item>
      </text:list>
      <text:h text:style-name="Heading_20_2" text:outline-level="2"/>
      <text:h text:style-name="P4" text:outline-level="2">7.2 Wesentliche Felder</text:h>
      <text:p text:style-name="Text_20_body"><text:span text:style-name="Strong_20_Emphasis">delivery_attempt</text:span></text:p>
      <text:list xml:id="list5973732739935622164" text:style-name="L22">
        <text:list-item>
          <text:p text:style-name="P26"><text:span text:style-name="Source_20_Text">id</text:span> (PK)</text:p>
        </text:list-item>
        <text:list-item>
          <text:p text:style-name="P26"><text:span text:style-name="Source_20_Text">company_id</text:span> (Tenant)</text:p>
        </text:list-item>
        <text:list-item>
          <text:p text:style-name="P26"><text:span text:style-name="Source_20_Text">attempt_id</text:span></text:p>
        </text:list-item>
        <text:list-item>
          <text:p text:style-name="P26"><text:span text:style-name="Source_20_Text">idempotency_key</text:span> (nullable)</text:p>
        </text:list-item>
        <text:list-item>
          <text:p text:style-name="P26"><text:span text:style-name="Source_20_Text">channel</text:span></text:p>
        </text:list-item>
        <text:list-item>
          <text:p text:style-name="P26"><text:span text:style-name="Source_20_Text">provider</text:span></text:p>
        </text:list-item>
        <text:list-item>
          <text:p text:style-name="P26"><text:span text:style-name="Source_20_Text">from_value</text:span></text:p>
        </text:list-item>
        <text:list-item>
          <text:p text:style-name="P26"><text:span text:style-name="Source_20_Text">to_value</text:span> (raw) + optional normalisierte Liste/JSON</text:p>
        </text:list-item>
        <text:list-item>
          <text:p text:style-name="P26"><text:span text:style-name="Source_20_Text">subject</text:span> (nullable)</text:p>
        </text:list-item>
        <text:list-item>
          <text:p text:style-name="P26"><text:span text:style-name="Source_20_Text">content_text</text:span>, <text:span text:style-name="Source_20_Text">content_html</text:span> (nullable)</text:p>
        </text:list-item>
        <text:list-item>
          <text:p text:style-name="P26"><text:span text:style-name="Source_20_Text">attachments_json</text:span> (nullable)</text:p>
        </text:list-item>
        <text:list-item>
          <text:p text:style-name="P26"><text:span text:style-name="Source_20_Text">status</text:span></text:p>
        </text:list-item>
        <text:list-item>
          <text:p text:style-name="P26"><text:span text:style-name="Source_20_Text">provider_message_id</text:span> (nullable)</text:p>
        </text:list-item>
        <text:list-item>
          <text:p text:style-name="P26"><text:span text:style-name="Source_20_Text">error_code</text:span>, <text:span text:style-name="Source_20_Text">error_message</text:span> (nullable)</text:p>
        </text:list-item>
        <text:list-item>
          <text:p text:style-name="P26"><text:span text:style-name="Source_20_Text">correlation_id</text:span></text:p>
        </text:list-item>
        <text:list-item>
          <text:p text:style-name="P26"><text:span text:style-name="Source_20_Text">created_at_utc</text:span>, <text:span text:style-name="Source_20_Text">updated_at_utc</text:span></text:p>
        </text:list-item>
      </text:list>
      <text:p text:style-name="Text_20_body"><text:span text:style-name="Strong_20_Emphasis">delivery_event</text:span></text:p>
      <text:list xml:id="list6200215144497849074" text:style-name="L23">
        <text:list-item>
          <text:p text:style-name="P27"><text:span text:style-name="Source_20_Text">id</text:span> (PK)</text:p>
        </text:list-item>
        <text:list-item>
          <text:p text:style-name="P27"><text:span text:style-name="Source_20_Text">company_id</text:span></text:p>
        </text:list-item>
        <text:list-item>
          <text:p text:style-name="P27"><text:span text:style-name="Source_20_Text">attempt_id</text:span></text:p>
        </text:list-item>
        <text:list-item>
          <text:p text:style-name="P27"><text:span text:style-name="Source_20_Text">provider</text:span></text:p>
        </text:list-item>
        <text:list-item>
          <text:p text:style-name="P27"><text:span text:style-name="Source_20_Text">channel</text:span></text:p>
        </text:list-item>
        <text:list-item>
          <text:p text:style-name="P27"><text:span text:style-name="Source_20_Text">event_type</text:span></text:p>
        </text:list-item>
        <text:list-item>
          <text:p text:style-name="P27"><text:span text:style-name="Source_20_Text">event_at_utc</text:span></text:p>
        </text:list-item>
        <text:list-item>
          <text:p text:style-name="P27"><text:span text:style-name="Source_20_Text">raw_status</text:span></text:p>
        </text:list-item>
        <text:list-item>
          <text:p text:style-name="P27"><text:span text:style-name="Source_20_Text">provider_message_id</text:span> (nullable)</text:p>
        </text:list-item>
        <text:list-item>
          <text:p text:style-name="P27"><text:span text:style-name="Source_20_Text">error_code</text:span>, <text:span text:style-name="Source_20_Text">error_message</text:span> (nullable)</text:p>
        </text:list-item>
        <text:list-item>
          <text:p text:style-name="P27"><text:span text:style-name="Source_20_Text">raw_payload_json</text:span> (optional, wenn erlaubt)</text:p>
        </text:list-item>
        <text:list-item>
          <text:p text:style-name="P27"><text:span text:style-name="Source_20_Text">created_at_utc</text:span></text:p>
        </text:list-item>
      </text:list>
      <text:h text:style-name="Heading_20_2" text:outline-level="2"/>
      <text:h text:style-name="P4" text:outline-level="2">7.3 Indizes / Constraints</text:h>
      <text:list xml:id="list5318305736229848209" text:style-name="L24">
        <text:list-item>
          <text:p text:style-name="P28">Unique (mindestens eins):</text:p>
          <text:list>
            <text:list-item>
              <text:p text:style-name="P28"><text:span text:style-name="Source_20_Text">UNIQUE(company_id, attempt_id)</text:span> <text:span text:style-name="Strong_20_Emphasis">oder</text:span></text:p>
            </text:list-item>
            <text:list-item>
              <text:p text:style-name="P28"><text:span text:style-name="Source_20_Text">UNIQUE(company_id, idempotency_key)</text:span></text:p>
            </text:list-item>
          </text:list>
        </text:list-item>
        <text:list-item>
          <text:p text:style-name="P28">Index:</text:p>
          <text:list>
            <text:list-item>
              <text:p text:style-name="P28"><text:span text:style-name="Source_20_Text">(company_id, status)</text:span></text:p>
            </text:list-item>
            <text:list-item>
              <text:p text:style-name="P28"><text:span text:style-name="Source_20_Text">(company_id, attempt_id)</text:span></text:p>
            </text:list-item>
            <text:list-item>
              <text:p text:style-name="P28"><text:span text:style-name="Source_20_Text">provider_message_id</text:span> (für Callback-Join)</text:p>
            </text:list-item>
            <text:list-item>
              <text:p text:style-name="P28"><text:span text:style-name="Source_20_Text">(attempt_id, event_at_utc)</text:span> (Timeline)</text:p>
            </text:list-item>
          </text:list>
        </text:list-item>
      </text:list>
      <text:p text:style-name="Text_20_body"/>
      <text:h text:style-name="Heading_20_1" text:outline-level="1">8. Verarbeitung / Ablauf (intern)</text:h>
      <text:h text:style-name="Heading_20_2" text:outline-level="2">8.1 Synchronous oder Asynchronous</text:h>
      <text:list xml:id="list2893802545183750507" text:style-name="L25">
        <text:list-item>
          <text:p text:style-name="P29">D kann Versand <text:span text:style-name="Strong_20_Emphasis">synchron</text:span> (direkt im Request) oder <text:span text:style-name="Strong_20_Emphasis">asynchron</text:span> (Worker) ausführen.</text:p>
        </text:list-item>
        <text:list-item>
          <text:p text:style-name="P29">Bei asynchron:</text:p>
          <text:list>
            <text:list-item>
              <text:p text:style-name="P29">Attempt wird initial <text:span text:style-name="Source_20_Text">QUEUED</text:span>,</text:p>
            </text:list-item>
            <text:list-item>
              <text:p text:style-name="P29">Worker setzt <text:span text:style-name="Source_20_Text">PROCESSING</text:span> und schreibt Events,</text:p>
            </text:list-item>
            <text:list-item>
              <text:p text:style-name="P29">final <text:span text:style-name="Source_20_Text">SENT/DELIVERED/FAILED</text:span>.</text:p>
            </text:list-item>
          </text:list>
        </text:list-item>
      </text:list>
      <text:h text:style-name="Heading_20_2" text:outline-level="2">8.2 Fehlerklassifikation</text:h>
      <text:list xml:id="list8817423581861108778" text:style-name="L26">
        <text:list-item>
          <text:p text:style-name="P30"><text:span text:style-name="Source_20_Text">transient/retryable</text:span> (Timeout, Netzwerk, Provider 5xx)</text:p>
        </text:list-item>
        <text:list-item>
          <text:p text:style-name="P30"><text:span text:style-name="Source_20_Text">non-retryable</text:span> (ungültiger Empfänger, 4xx, Policy Violation)</text:p>
        </text:list-item>
        <text:list-item>
          <text:p text:style-name="P30">Strategische Retries/Fallbacks bleiben beim Orchestrator; D kann höchstens kurze technische Retries machen (1–2), und protokolliert jeden Versuch als Event.</text:p>
        </text:list-item>
      </text:list>
      <text:p text:style-name="Text_20_body"/>
      <text:h text:style-name="Heading_20_1" text:outline-level="1">9. Konfiguration (application.properties + ENV)</text:h>
      <text:h text:style-name="Heading_20_2" text:outline-level="2">9.1 Prinzip</text:h>
      <text:list xml:id="list772915741712197671" text:style-name="L27">
        <text:list-item>
          <text:p text:style-name="P31"><text:span text:style-name="Source_20_Text">application.properties</text:span> enthält Defaults (Dev/Local), keine Secrets.</text:p>
        </text:list-item>
        <text:list-item>
          <text:p text:style-name="P31">ENV überschreibt Defaults.</text:p>
        </text:list-item>
      </text:list>
      <text:p text:style-name="Text_20_body"><text:span text:style-name="Strong_20_Emphasis"/></text:p>
      <text:p text:style-name="P2"><text:span text:style-name="Strong_20_Emphasis">Beispiel </text:span><text:span text:style-name="Strong_20_Emphasis"><text:span text:style-name="Source_20_Text">application.properties</text:span></text:span><text:span text:style-name="Strong_20_Emphasis"> (Kern)</text:span></text:p>
      <text:section text:style-name="Sect1" text:name="Bereich4">
        <text:p text:style-name="Preformatted_20_Text"><text:bookmark text:name="code-block-viewer3"/>server.port=${SERVER_PORT:8106}</text:p>
        <text:p text:style-name="Preformatted_20_Text">spring.datasource.url=jdbc:mariadb://${DB_HOST:localhost}:${DB_PORT:3306}/${DB_NAME:deliveries}</text:p>
        <text:p text:style-name="Preformatted_20_Text">spring.datasource.username=${DB_USER:root}</text:p>
        <text:p text:style-name="Preformatted_20_Text">spring.datasource.password=${DB_PASSWORD:}</text:p>
        <text:p text:style-name="Preformatted_20_Text">spring.security.oauth2.resourceserver.jwt.jwk-set-uri=${JWT_JWK_SET_URI:http://localhost:9000/oauth2/jwks}</text:p>
      </text:section>
      <text:h text:style-name="Heading_20_2" text:outline-level="2">9.2 ENV-Variablen mit Default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ENV</text:p>
            </table:table-cell>
            <table:table-cell table:style-name="Tabelle1.A1" office:value-type="string">
              <text:p text:style-name="Table_20_Heading">Default</text:p>
            </table:table-cell>
            <table:table-cell table:style-name="Tabelle1.A1" office:value-type="string">
              <text:p text:style-name="Table_20_Heading">Bedeutung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SERVER_PORT</text:span></text:p>
          </table:table-cell>
          <table:table-cell table:style-name="Tabelle1.A1" office:value-type="string">
            <text:p text:style-name="Table_20_Contents"><text:span text:style-name="Source_20_Text">8106</text:span></text:p>
          </table:table-cell>
          <table:table-cell table:style-name="Tabelle1.A1" office:value-type="string">
            <text:p text:style-name="Table_20_Contents">Service-Port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DB_HOST</text:span></text:p>
          </table:table-cell>
          <table:table-cell table:style-name="Tabelle1.A1" office:value-type="string">
            <text:p text:style-name="Table_20_Contents"><text:span text:style-name="Source_20_Text">localhost</text:span></text:p>
          </table:table-cell>
          <table:table-cell table:style-name="Tabelle1.A1" office:value-type="string">
            <text:p text:style-name="Table_20_Contents">DB Host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DB_PORT</text:span></text:p>
          </table:table-cell>
          <table:table-cell table:style-name="Tabelle1.A1" office:value-type="string">
            <text:p text:style-name="Table_20_Contents"><text:span text:style-name="Source_20_Text">3306</text:span></text:p>
          </table:table-cell>
          <table:table-cell table:style-name="Tabelle1.A1" office:value-type="string">
            <text:p text:style-name="Table_20_Contents">DB Port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DB_NAME</text:span></text:p>
          </table:table-cell>
          <table:table-cell table:style-name="Tabelle1.A1" office:value-type="string">
            <text:p text:style-name="Table_20_Contents"><text:span text:style-name="Source_20_Text">deliveries</text:span></text:p>
          </table:table-cell>
          <table:table-cell table:style-name="Tabelle1.A1" office:value-type="string">
            <text:p text:style-name="Table_20_Contents">DB Name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DB_USER</text:span></text:p>
          </table:table-cell>
          <table:table-cell table:style-name="Tabelle1.A1" office:value-type="string">
            <text:p text:style-name="Table_20_Contents"><text:span text:style-name="Source_20_Text">root</text:span></text:p>
          </table:table-cell>
          <table:table-cell table:style-name="Tabelle1.A1" office:value-type="string">
            <text:p text:style-name="Table_20_Contents">DB User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DB_PASSWORD</text:span></text:p>
          </table:table-cell>
          <table:table-cell table:style-name="Tabelle1.A1" office:value-type="string">
            <text:p text:style-name="Table_20_Contents"><text:span text:style-name="Emphasis">(leer)</text:span></text:p>
          </table:table-cell>
          <table:table-cell table:style-name="Tabelle1.A1" office:value-type="string">
            <text:p text:style-name="Table_20_Contents">DB Passwort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JWT_JWK_SET_URI</text:span></text:p>
          </table:table-cell>
          <table:table-cell table:style-name="Tabelle1.A1" office:value-type="string">
            <text:p text:style-name="Table_20_Contents"><text:span text:style-name="Source_20_Text">http://localhost:9000/oauth2/jwks</text:span></text:p>
          </table:table-cell>
          <table:table-cell table:style-name="Tabelle1.A1" office:value-type="string">
            <text:p text:style-name="Table_20_Contents">JWKS URL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Provider (optional, je nach Adapter-Implementierung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ENV</text:p>
            </table:table-cell>
            <table:table-cell table:style-name="Tabelle2.A1" office:value-type="string">
              <text:p text:style-name="Table_20_Heading">Default</text:p>
            </table:table-cell>
            <table:table-cell table:style-name="Tabelle2.A1" office:value-type="string">
              <text:p text:style-name="Table_20_Heading">Bedeutung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EMAIL_HOST</text:span></text:p>
          </table:table-cell>
          <table:table-cell table:style-name="Tabelle2.A1" office:value-type="string">
            <text:p text:style-name="Table_20_Contents"><text:span text:style-name="Source_20_Text">smtp.gmail.com</text:span></text:p>
          </table:table-cell>
          <table:table-cell table:style-name="Tabelle2.A1" office:value-type="string">
            <text:p text:style-name="Table_20_Contents">SMTP Host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EMAIL_PORT</text:span></text:p>
          </table:table-cell>
          <table:table-cell table:style-name="Tabelle2.A1" office:value-type="string">
            <text:p text:style-name="Table_20_Contents"><text:span text:style-name="Source_20_Text">587</text:span></text:p>
          </table:table-cell>
          <table:table-cell table:style-name="Tabelle2.A1" office:value-type="string">
            <text:p text:style-name="Table_20_Contents">SMTP Port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EMAIL_USERNAME</text:span></text:p>
          </table:table-cell>
          <table:table-cell table:style-name="Tabelle2.A1" office:value-type="string">
            <text:p text:style-name="Table_20_Contents"><text:span text:style-name="Emphasis">(leer)</text:span></text:p>
          </table:table-cell>
          <table:table-cell table:style-name="Tabelle2.A1" office:value-type="string">
            <text:p text:style-name="Table_20_Contents">SMTP User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EMAIL_PASSWORD</text:span></text:p>
          </table:table-cell>
          <table:table-cell table:style-name="Tabelle2.A1" office:value-type="string">
            <text:p text:style-name="Table_20_Contents"><text:span text:style-name="Emphasis">(leer)</text:span></text:p>
          </table:table-cell>
          <table:table-cell table:style-name="Tabelle2.A1" office:value-type="string">
            <text:p text:style-name="Table_20_Contents">SMTP Pass (als Secret)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EMAIL_AUTH</text:span></text:p>
          </table:table-cell>
          <table:table-cell table:style-name="Tabelle2.A1" office:value-type="string">
            <text:p text:style-name="Table_20_Contents"><text:span text:style-name="Source_20_Text">true</text:span></text:p>
          </table:table-cell>
          <table:table-cell table:style-name="Tabelle2.A1" office:value-type="string">
            <text:p text:style-name="Table_20_Contents">SMTP Auth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EMAIL_STARTTLS</text:span></text:p>
          </table:table-cell>
          <table:table-cell table:style-name="Tabelle2.A1" office:value-type="string">
            <text:p text:style-name="Table_20_Contents"><text:span text:style-name="Source_20_Text">true</text:span></text:p>
          </table:table-cell>
          <table:table-cell table:style-name="Tabelle2.A1" office:value-type="string">
            <text:p text:style-name="Table_20_Contents">STARTTLS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TWILIO_ACCOUNT_SID</text:span></text:p>
          </table:table-cell>
          <table:table-cell table:style-name="Tabelle2.A1" office:value-type="string">
            <text:p text:style-name="Table_20_Contents"><text:span text:style-name="Emphasis">(leer)</text:span></text:p>
          </table:table-cell>
          <table:table-cell table:style-name="Tabelle2.A1" office:value-type="string">
            <text:p text:style-name="Table_20_Contents">Provider Credential (Secret)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TWILIO_AUTH_TOKEN</text:span></text:p>
          </table:table-cell>
          <table:table-cell table:style-name="Tabelle2.A1" office:value-type="string">
            <text:p text:style-name="Table_20_Contents"><text:span text:style-name="Emphasis">(leer)</text:span></text:p>
          </table:table-cell>
          <table:table-cell table:style-name="Tabelle2.A1" office:value-type="string">
            <text:p text:style-name="Table_20_Contents">Provider Credential (Secret)</text:p>
          </table:table-cell>
        </table:table-row>
      </table:table>
      <text:h text:style-name="Heading_20_2" text:outline-level="2"/>
      <text:h text:style-name="Heading_20_1" text:outline-level="1">10. Observability / Fehlerantworten</text:h>
      <text:list xml:id="list720627521189368672" text:style-name="L28">
        <text:list-item>
          <text:p text:style-name="P32"><text:span text:style-name="Source_20_Text">X-Correlation-Id</text:span> wird übernommen oder generiert und in Response zurückgegeben.</text:p>
        </text:list-item>
        <text:list-item>
          <text:p text:style-name="P32">Strukturierte Logs mit <text:span text:style-name="Source_20_Text">companyId</text:span>, <text:span text:style-name="Source_20_Text">attemptId</text:span>, <text:span text:style-name="Source_20_Text">correlationId</text:span>.</text:p>
        </text:list-item>
        <text:list-item>
          <text:p text:style-name="P32">Standard-ErrorResponse (JSON) enthält mindestens: <text:span text:style-name="Source_20_Text">timestampUtc</text:span>, <text:span text:style-name="Source_20_Text">status</text:span>, <text:span text:style-name="Source_20_Text">error</text:span>, <text:span text:style-name="Source_20_Text">message</text:span>, <text:span text:style-name="Source_20_Text">path</text:span>, <text:span text:style-name="Source_20_Text">correlationId</text:span>.</text:p>
        </text:list-item>
      </text:list>
      <text:p text:style-name="Text_20_body"/>
      <text:h text:style-name="Heading_20_1" text:outline-level="1"/>
      <text:h text:style-name="P3" text:outline-level="1">11. Dokumentation &amp; Betriebsfähigkeit</text:h>
      <text:list xml:id="list1249387014129638172" text:style-name="L29">
        <text:list-item>
          <text:p text:style-name="P33">Swagger UI unter <text:span text:style-name="Source_20_Text">/swagger-ui</text:span>, OpenAPI unter <text:span text:style-name="Source_20_Text">/v3/api-docs</text:span></text:p>
        </text:list-item>
        <text:list-item>
          <text:p text:style-name="P33">README enthält:</text:p>
          <text:list>
            <text:list-item>
              <text:p text:style-name="P33">Setup &amp; ENV</text:p>
            </text:list-item>
            <text:list-item>
              <text:p text:style-name="P33">Start local (mvn, docker compose)</text:p>
            </text:list-item>
            <text:list-item>
              <text:p text:style-name="P33">Beispiel-curls:</text:p>
              <text:list>
                <text:list-item>
                  <text:p text:style-name="P33"><text:span text:style-name="Source_20_Text">POST /api/v1/deliveries</text:span></text:p>
                </text:list-item>
                <text:list-item>
                  <text:p text:style-name="P33"><text:span text:style-name="Source_20_Text">GET /api/v1/deliveries/{attemptId}</text:span></text:p>
                </text:list-item>
                <text:list-item>
                  <text:p text:style-name="P33"><text:span text:style-name="Source_20_Text">POST /api/v1/providers/{provider}/events</text:span></text:p>
                </text:list-item>
              </text:list>
            </text:list-item>
          </text:list>
        </text:list-item>
      </text:list>
      <text:p text:style-name="Text_20_body"><text:span text:style-name="Source_20_Text"/></text:p>
      <text:h text:style-name="Heading_20_1" text:outline-level="1">12. Implementierungs-Checkliste </text:h>
      <text:list xml:id="list1023232506168354286" text:style-name="L30">
        <text:list-item>
          <text:p text:style-name="P34">Port in Code/Compose/Dockerfile auf <text:span text:style-name="Strong_20_Emphasis">8106</text:span> (Default + EXPOSE + Mapping)</text:p>
        </text:list-item>
        <text:list-item>
          <text:p text:style-name="P34">Endpoint-Namen konsolidieren auf:</text:p>
          <text:list>
            <text:list-item>
              <text:p text:style-name="P34"><text:span text:style-name="Source_20_Text">/api/v1/deliveries</text:span></text:p>
            </text:list-item>
            <text:list-item>
              <text:p text:style-name="P34"><text:span text:style-name="Source_20_Text">/api/v1/providers/{provider}/events</text:span><text:line-break/>(optional Alias für alte Callback-Route, falls vorhanden)</text:p>
            </text:list-item>
          </text:list>
        </text:list-item>
        <text:list-item>
          <text:p text:style-name="P34">Statusmodell in Code auf <text:span text:style-name="Source_20_Text">QUEUED/PROCESSING/SENT/DELIVERED/FAILED/CANCELED</text:span> vereinheitlichen</text:p>
        </text:list-item>
        <text:list-item>
          <text:p text:style-name="P34">DB: Unique Constraint für Idempotenz (mindestens <text:span text:style-name="Source_20_Text">(company_id, attempt_id)</text:span> oder <text:span text:style-name="Source_20_Text">(company_id, idempotency_key)</text:span>)</text:p>
        </text:list-item>
        <text:list-item>
          <text:p text:style-name="P34">Multi-Tenant Filter: <text:span text:style-name="Strong_20_Emphasis">jede</text:span> Query/Update/Delete Operation scoped mit <text:span text:style-name="Source_20_Text">company_id</text:span></text:p>
        </text:list-item>
        <text:list-item>
          <text:p text:style-name="P34">Subject-Regel: SMS/WhatsApp <text:span text:style-name="Strong_20_Emphasis">ignorieren</text:span>, Email nutzen</text:p>
        </text:list-item>
        <text:list-item>
          <text:p text:style-name="P34">Provider Callback Mapping + Signaturprüfung pro Provider</text:p>
        </text:list-item>
        <text:list-item>
          <text:p text:style-name="P34">GET Status + Timeline implementieren (Attempt + Events sortiert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3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27T20:05:16.37</meta:creation-date>
    <dc:date>2026-02-27T23:07:58.82</dc:date>
    <dc:creator>Thomas Meyer</dc:creator>
    <meta:editing-duration>PT48M36S</meta:editing-duration>
    <meta:editing-cycles>2</meta:editing-cycles>
    <meta:generator>OpenOffice/4.1.15$Win32 OpenOffice.org_project/4115m2$Build-9813</meta:generator>
    <meta:document-statistic meta:table-count="3" meta:image-count="0" meta:object-count="0" meta:page-count="12" meta:paragraph-count="368" meta:word-count="1573" meta:character-count="13305"/>
  </office:meta>
</office:document-meta>
</file>